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2"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1"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2"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4"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25"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6"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0"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1"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2"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3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3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3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da45d" style:font-size-asian="10.5pt" style:font-size-complex="12pt"/>
    </style:style>
    <style:style style:name="P41"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2"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3"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4"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45"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46"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47"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48"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49"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0"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1"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2"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53"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54"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55"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56" style:family="paragraph" style:parent-style-name="Standard" style:list-style-name="L6">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57" style:family="paragraph" style:parent-style-name="Standard" style:list-style-name="L8">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58"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59"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7da45d" style:font-size-asian="10.5pt" style:font-size-complex="12pt"/>
    </style:style>
    <style:style style:name="P60"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1"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2"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63"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4"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65" style:family="paragraph" style:parent-style-name="Standard" style:list-style-name="L8"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66"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67"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6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6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85a74b" officeooo:paragraph-rsid="0085a74b" style:font-size-asian="10.5pt" style:font-size-complex="12pt"/>
    </style:style>
    <style:style style:name="P70"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P71"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72"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style:text-underline-style="none" officeooo:rsid="0081cb1b"/>
    </style:style>
    <style:style style:name="T18" style:family="text">
      <style:text-properties fo:font-weight="normal" style:font-weight-asian="normal" style:font-weight-complex="normal"/>
    </style:style>
    <style:style style:name="T19" style:family="text">
      <style:text-properties fo:font-weight="normal" officeooo:rsid="001cd27a" style:font-weight-asian="normal" style:font-weight-complex="normal"/>
    </style:style>
    <style:style style:name="T20" style:family="text">
      <style:text-properties officeooo:rsid="001fc755"/>
    </style:style>
    <style:style style:name="T21" style:family="text">
      <style:text-properties officeooo:rsid="0020d5fd"/>
    </style:style>
    <style:style style:name="T22" style:family="text">
      <style:text-properties officeooo:rsid="00217a22"/>
    </style:style>
    <style:style style:name="T23" style:family="text">
      <style:text-properties officeooo:rsid="0025b23f"/>
    </style:style>
    <style:style style:name="T24" style:family="text">
      <style:text-properties officeooo:rsid="00275caa"/>
    </style:style>
    <style:style style:name="T25" style:family="text">
      <style:text-properties officeooo:rsid="002ad42b"/>
    </style:style>
    <style:style style:name="T26" style:family="text">
      <style:text-properties officeooo:rsid="002c2fa7"/>
    </style:style>
    <style:style style:name="T27" style:family="text">
      <style:text-properties officeooo:rsid="0031adf2"/>
    </style:style>
    <style:style style:name="T28" style:family="text">
      <style:text-properties officeooo:rsid="003275a5"/>
    </style:style>
    <style:style style:name="T29" style:family="text">
      <style:text-properties officeooo:rsid="00334d52"/>
    </style:style>
    <style:style style:name="T30" style:family="text">
      <style:text-properties officeooo:rsid="003434fa"/>
    </style:style>
    <style:style style:name="T31" style:family="text">
      <style:text-properties officeooo:rsid="0037e2d5"/>
    </style:style>
    <style:style style:name="T32" style:family="text">
      <style:text-properties officeooo:rsid="003d11b7"/>
    </style:style>
    <style:style style:name="T33" style:family="text">
      <style:text-properties officeooo:rsid="00422826"/>
    </style:style>
    <style:style style:name="T34" style:family="text">
      <style:text-properties officeooo:rsid="004707f5"/>
    </style:style>
    <style:style style:name="T35" style:family="text">
      <style:text-properties officeooo:rsid="00495f54"/>
    </style:style>
    <style:style style:name="T36" style:family="text">
      <style:text-properties officeooo:rsid="004c3222"/>
    </style:style>
    <style:style style:name="T37" style:family="text">
      <style:text-properties officeooo:rsid="004e2236"/>
    </style:style>
    <style:style style:name="T38" style:family="text">
      <style:text-properties officeooo:rsid="00501108"/>
    </style:style>
    <style:style style:name="T39" style:family="text">
      <style:text-properties officeooo:rsid="00566fb1"/>
    </style:style>
    <style:style style:name="T40" style:family="text">
      <style:text-properties officeooo:rsid="005a704a"/>
    </style:style>
    <style:style style:name="T41" style:family="text">
      <style:text-properties officeooo:rsid="0061ccc1"/>
    </style:style>
    <style:style style:name="T42" style:family="text">
      <style:text-properties officeooo:rsid="0062cd66"/>
    </style:style>
    <style:style style:name="T43" style:family="text">
      <style:text-properties officeooo:rsid="0067fe67"/>
    </style:style>
    <style:style style:name="T44" style:family="text">
      <style:text-properties officeooo:rsid="0070e10a"/>
    </style:style>
    <style:style style:name="T45" style:family="text">
      <style:text-properties officeooo:rsid="0071bd4d"/>
    </style:style>
    <style:style style:name="T46" style:family="text">
      <style:text-properties officeooo:rsid="0071eccf"/>
    </style:style>
    <style:style style:name="T47" style:family="text">
      <style:text-properties style:text-position="super 58%"/>
    </style:style>
    <style:style style:name="T48" style:family="text">
      <style:text-properties officeooo:rsid="007a6e4a"/>
    </style:style>
    <style:style style:name="T49" style:family="text">
      <style:text-properties officeooo:rsid="007c40f3"/>
    </style:style>
    <style:style style:name="T50" style:family="text">
      <style:text-properties officeooo:rsid="007da45d"/>
    </style:style>
    <style:style style:name="T51" style:family="text">
      <style:text-properties style:text-line-through-style="none" style:text-line-through-type="none" officeooo:rsid="0025b23f"/>
    </style:style>
    <style:style style:name="T52" style:family="text">
      <style:text-properties style:text-line-through-style="none" style:text-line-through-type="none" style:text-position="super 58%" fo:font-style="italic" officeooo:rsid="0080dfce" style:font-style-asian="italic" style:font-style-complex="italic"/>
    </style:style>
    <style:style style:name="T53" style:family="text">
      <style:text-properties style:text-line-through-style="none" style:text-line-through-type="none" fo:font-style="italic" officeooo:rsid="0080dfce"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37">KotC </text:span>Card Building Guide</text:p>
      <text:p text:style-name="P30">2<text:span text:style-name="T47">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3">Constructing Abilities</text:p>
      <text:p text:style-name="P2">Abilities are composed of as many as four components:</text:p>
      <text:list xml:id="list2442250311875075330" text:style-name="L1">
        <text:list-item>
          <text:p text:style-name="P32">One activation condition (optional)</text:p>
        </text:list-item>
        <text:list-item>
          <text:p text:style-name="P32">One activation cost (optional)</text:p>
        </text:list-item>
        <text:list-item>
          <text:p text:style-name="P32">One target selection (optional)</text:p>
        </text:list-item>
        <text:list-item>
          <text:p text:style-name="P66">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4">variables</text:span>, indicated as “[x]”, “<text:span text:style-name="T44">[y]”, or “[z]”,</text:span> in them. You are to choose a number for each of these components, replace “[x]”, “<text:span text:style-name="T44">[y]”, or “[z]”</text:span> with the chosen number, and replace any “x”, “<text:span text:style-name="T44">y”, and “z”</text:span> in the component's cost <text:span text:style-name="T32"><text:s/></text:span>with the same <text:span text:style-name="T44">respective</text:span> number<text:span text:style-name="T44">s</text:span>.<text:span text:style-name="T18"> </text:span><text:span text:style-name="T19">Variable amounts must be positive, non-zero integers.</text:span> You should also change any plurals <text:span text:style-name="T44">referring to a variable</text:span> to singular if you choose the number “1” <text:span text:style-name="T44">for that variable</text:span>.</text:p>
      <text:p text:style-name="P3">If you choose to not give any abilities to a creature, use the text, “This card has no abilities.”</text:p>
      <text:p text:style-name="P23">Caveats</text:p>
      <text:p text:style-name="P12">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1"><text:soft-page-break/>Revised Components</text:p>
      <text:p text:style-name="P10">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1">Redacted Components</text:p>
      <text:p text:style-name="P10">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4">Resource Cost</text:p>
      <text:p text:style-name="P16"><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5"><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7"><text:span text:style-name="T2">To determine the resource cost of a spell, </text:span><text:span text:style-name="T12">take the spell's ability cost and</text:span><text:span text:style-name="T3"> round up to the next integer. If less than 1, set to 1.</text:span></text:p>
      <text:p text:style-name="P19"><text:span text:style-name="T3">T</text:span><text:span text:style-name="T2">o determine the total relief of an ability, add </text:span><text:span text:style-name="T17">together</text:span><text:span text:style-name="T2"> the activation cost relief, if any, and the activation condition relief, if any.</text:span></text:p>
      <text:p text:style-name="P17"><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18"><text:span text:style-name="T3">O</text:span><text:span text:style-name="T2">r, to put it in mathematical terms (using Python programming syntax):</text:span></text:p>
      <text:list xml:id="list7842344910422230191" text:style-name="L2">
        <text:list-item>
          <text:p text:style-name="P70">total_relief = condition_relief + cost_relief</text:p>
        </text:list-item>
        <text:list-item>
          <text:p text:style-name="P71">ability_cost = <text:span text:style-name="T32">max(1, sum(effect_costs) - total_relief)</text:span></text:p>
        </text:list-item>
        <text:list-item>
          <text:p text:style-name="P72">creature_cost = max(1, math.ceil(<text:span text:style-name="T48">(</text:span>offense + <text:span text:style-name="T34">(</text:span>defense / <text:span text:style-name="T25">5) - caveat_relief)</text:span> + sum(ability_costs)))</text:p>
        </text:list-item>
        <text:list-item>
          <text:p text:style-name="P67">spell_cost = max(1, math.ceil(ability_cost))</text:p>
        </text:list-item>
      </text:list>
      <text:p text:style-name="P22"/>
      <text:p text:style-name="P24">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20"><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68"><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69"><text:span text:style-name="T2">For the back of cards, an image is provided as “card_base/card_back.png”. You can print a full sheet of card backs with sets/backs.pdf. You can simply print this onto the back of a sheet which has cards printed on it. This is optional as long as sleeves are used that are opaque when viewed from the back.</text:span></text:p>
      <text:p text:style-name="P29">Caveats</text:p>
      <text:p text:style-name="P11">Caveats are special conditions of creatures, used to weaken them in certain areas and reduce the resource cost of their power levels.<text:span text:style-name="T20"> </text:span>Of course, caveats can only be given to creatures, not spells.</text:p>
      <text:list xml:id="list6024313638099927661" text:style-name="L3">
        <text:list-item>
          <text:p text:style-name="P58">“<text:span text:style-name="T48">You must p</text:span>ay [x] hitpoints <text:span text:style-name="T48">to summon this creature</text:span>.” (x/<text:span text:style-name="T50">2</text:span>)</text:p>
        </text:list-item>
        <text:list-item>
          <text:p text:style-name="P34">“<text:span text:style-name="T48">You must e</text:span><text:bookmark-start text:name="__DdeLink__384_9731689942"/><text:span text:style-name="T48">xhaust [x] of your unexhausted creatures in play to summon this creature.</text:span><text:bookmark-end text:name="__DdeLink__384_9731689942"/><text:span text:style-name="T48">” (x)</text:span></text:p>
        </text:list-item>
        <text:list-item>
          <text:p text:style-name="P34">“<text:span text:style-name="T48">You must e</text:span><text:bookmark-start text:name="__DdeLink__378_9731689941"/><text:span text:style-name="T48">xhaust [x] of your unexhausted cards in play chosen by an opponent of your choice to summon this creature.</text:span><text:bookmark-end text:name="__DdeLink__378_9731689941"/><text:span text:style-name="T48">” (2x)</text:span></text:p>
        </text:list-item>
        <text:list-item>
          <text:p text:style-name="P39">“<text:span text:style-name="T48">You must s</text:span>acrifice [x] cards on the top of your deck <text:span text:style-name="T48">to summon this creature</text:span>.” <text:span text:style-name="T23">(x)</text:span></text:p>
        </text:list-item>
        <text:list-item>
          <text:p text:style-name="P39">“<text:span text:style-name="T48">You must s</text:span>acrifice [x] random cards in your hand <text:span text:style-name="T48">to summon this creature</text:span>.” <text:span text:style-name="T23">(3x/2)</text:span></text:p>
        </text:list-item>
        <text:list-item>
          <text:p text:style-name="P34">“<text:span text:style-name="T48">You must s</text:span>acrifice [x] cards in play <text:span text:style-name="T48">to summon this creature</text:span>.” <text:span text:style-name="T23">(2x)</text:span></text:p>
        </text:list-item>
        <text:list-item>
          <text:p text:style-name="P34">“<text:span text:style-name="T48">You must sacrifice [x] cards in play chosen by an opponent of your choice to summon this creature.” (3x)</text:span></text:p>
        </text:list-item>
        <text:list-item>
          <text:p text:style-name="P34">“<text:span text:style-name="T49">This creature cannot attack.” (2)</text:span></text:p>
        </text:list-item>
        <text:list-item>
          <text:p text:style-name="P34">“<text:span text:style-name="T49">This creature cannot defend.” (2)</text:span></text:p>
        </text:list-item>
        <text:list-item>
          <text:p text:style-name="P35">“<text:span text:style-name="T49">This creature cannot attack or defend.” (3)</text:span></text:p>
        </text:list-item>
        <text:list-item>
          <text:p text:style-name="P59">“<text:span text:style-name="T50">You must remove [x] counters from this card to attack or defend with this creature.” (2x)</text:span></text:p>
        </text:list-item>
        <text:list-item>
          <text:p text:style-name="P35">“<text:span text:style-name="T48">You must p</text:span>ay [x] hitpoints <text:span text:style-name="T48">to attack or defend with this creature</text:span>.” (x)</text:p>
        </text:list-item>
        <text:list-item>
          <text:p text:style-name="P35">“<text:span text:style-name="T48">You must e</text:span><text:bookmark-start text:name="__DdeLink__384_97316899421"/><text:span text:style-name="T48">xhaust [x] of your unexhausted creatures in play to attack or defend with this creature.</text:span><text:bookmark-end text:name="__DdeLink__384_97316899421"/><text:span text:style-name="T48">” (2x)</text:span></text:p>
        </text:list-item>
        <text:list-item>
          <text:p text:style-name="P35">“<text:span text:style-name="T48">You must e</text:span><text:bookmark-start text:name="__DdeLink__378_97316899411"/><text:span text:style-name="T48">xhaust [x] of your unexhausted cards in play chosen by an opponent of your choice to attack or defend with this creature.</text:span><text:bookmark-end text:name="__DdeLink__378_97316899411"/><text:span text:style-name="T48">” (4x)</text:span></text:p>
        </text:list-item>
        <text:list-item>
          <text:p text:style-name="P40">“<text:span text:style-name="T48">You must s</text:span>acrifice [x] cards on the top of your deck <text:span text:style-name="T48">to attack or defend with this creature</text:span>.” <text:span text:style-name="T23">(2x)</text:span></text:p>
        </text:list-item>
        <text:list-item>
          <text:p text:style-name="P40">“<text:span text:style-name="T48">You must s</text:span>acrifice [x] random cards in your hand <text:span text:style-name="T48">to attack or defend with this creature</text:span>.” <text:span text:style-name="T23">(3x)</text:span></text:p>
        </text:list-item>
        <text:list-item>
          <text:p text:style-name="P35">“<text:span text:style-name="T48">You must s</text:span>acrifice [x] cards in play <text:span text:style-name="T48">to attack or defend with this creature</text:span>.” <text:span text:style-name="T23">(4x)</text:span></text:p>
        </text:list-item>
        <text:list-item>
          <text:p text:style-name="P35">“<text:span text:style-name="T48">You must sacrifice [x] cards in play chosen by an opponent of your choice to attack or defend with this creature.” (6x)</text:span></text:p>
        </text:list-item>
      </text:list>
      <text:p text:style-name="P25">Activatio<text:span text:style-name="T20">n Conditions</text:span></text:p>
      <text:p text:style-name="P1"><text:span text:style-name="T20">Activation conditions</text:span> indicate special conditions under which the spell or ability is to be activated. If a spell or ability has a<text:span text:style-name="T20">n activation condition</text:span>, it may only be activated under that condition. Otherwise, it may only be activated during your own action phase. Only one <text:span text:style-name="T20">activation condition</text:span> can be used per ability.</text:p>
      <text:list xml:id="list6149167322310695789" text:style-name="L4">
        <text:list-item>
          <text:p text:style-name="P61">“Activate in response to an opponent's summon.” <text:span text:style-name="T43">(0)</text:span></text:p>
        </text:list-item>
        <text:list-item>
          <text:p text:style-name="P45">“Activate in response to an opponent's attack.” <text:span text:style-name="T43">(0)</text:span></text:p>
        </text:list-item>
        <text:list-item>
          <text:p text:style-name="P45">“Activate in response to an opponent's card effect.” <text:span text:style-name="T43">(0)</text:span></text:p>
        </text:list-item>
        <text:list-item>
          <text:p text:style-name="P48">“Activate when this in-play card is destroyed.” <text:span text:style-name="T43">(2)</text:span></text:p>
        </text:list-item>
        <text:list-item>
          <text:p text:style-name="P48">“Activate when this card as a resource is destroyed.” <text:span text:style-name="T43">(2)</text:span></text:p>
        </text:list-item>
        <text:list-item>
          <text:p text:style-name="P33">“Activate when this card in your hand is destroyed.” <text:span text:style-name="T43">(2)</text:span></text:p>
        </text:list-item>
        <text:list-item>
          <text:p text:style-name="P33">“Activate when this card in your deck is destroyed.” <text:span text:style-name="T43">(2)</text:span></text:p>
        </text:list-item>
        <text:list-item>
          <text:p text:style-name="P49">“Activate when another of your cards in play is destroyed.” <text:span text:style-name="T43">(1)</text:span></text:p>
        </text:list-item>
        <text:list-item>
          <text:p text:style-name="P49">“Activate when a card in your hand is destroyed.” <text:span text:style-name="T43">(1)</text:span></text:p>
        </text:list-item>
        <text:list-item>
          <text:p text:style-name="P49">“Activate when a card in your deck is destroyed.” <text:span text:style-name="T43">(1)</text:span></text:p>
        </text:list-item>
        <text:list-item>
          <text:p text:style-name="P49">“<text:span text:style-name="T36">Activate when you take damage.” (1)</text:span></text:p>
        </text:list-item>
      </text:list>
      <text:p text:style-name="P26">Activation Costs</text:p>
      <text:p text:style-name="P4">Activation costs serve to reduce the resource cost of an ability by “paying” in other ways. <text:span text:style-name="T35">Only one activation cost can be used per ability.</text:span></text:p>
      <text:list xml:id="list112853861098614" text:continue-list="list6024313638099927661" text:style-name="L3">
        <text:list-item>
          <text:p text:style-name="P60">“<text:span text:style-name="T20">Remove [x] counters from this card.” (2x)</text:span></text:p>
        </text:list-item>
        <text:list-item>
          <text:p text:style-name="P36">“Pay [x] hitpoints.” (x)</text:p>
        </text:list-item>
        <text:list-item>
          <text:p text:style-name="P37">“<text:bookmark-start text:name="__DdeLink__384_973168994"/><text:span text:style-name="T31">Exhaust [x] of your unexhausted creatures in play.</text:span><text:bookmark-end text:name="__DdeLink__384_973168994"/><text:span text:style-name="T31">” (2x)</text:span></text:p>
        </text:list-item>
      </text:list>
      <text:list xml:id="list4718063370902257933" text:style-name="L5">
        <text:list-item>
          <text:list>
            <text:list-item>
              <text:p text:style-name="P55">Revised from: <text:span text:style-name="T20">“</text:span><text:bookmark-start text:name="__DdeLink__384_9731689941"/><text:span text:style-name="T20">Exhaust [x] of your unexhausted cards in play.</text:span><text:bookmark-end text:name="__DdeLink__384_9731689941"/><text:span text:style-name="T20">” </text:span>(2<text:span text:style-name="T47">nd</text:span> Edition)</text:p>
            </text:list-item>
          </text:list>
        </text:list-item>
      </text:list>
      <text:list xml:id="list112853564061040" text:continue-list="list112853861098614" text:style-name="L3">
        <text:list-item>
          <text:p text:style-name="P37">“<text:bookmark-start text:name="__DdeLink__378_973168994"/><text:span text:style-name="T38">Exhaust [x] of your unexhausted creatures in play chosen by an opponent of your choice.</text:span><text:bookmark-end text:name="__DdeLink__378_973168994"/><text:span text:style-name="T38">” (4x)</text:span></text:p>
        </text:list-item>
      </text:list>
      <text:list xml:id="list5607811171624775861" text:style-name="L6">
        <text:list-item>
          <text:list>
            <text:list-item>
              <text:p text:style-name="P56">Revised from: “<text:bookmark-start text:name="__DdeLink__378_9731689944"/><text:span text:style-name="T38">Exhaust [x] of your unexhausted cards in play chosen by an opponent of your choice.</text:span><text:bookmark-end text:name="__DdeLink__378_9731689944"/><text:span text:style-name="T38">” </text:span>(2<text:span text:style-name="T47">nd</text:span> Edition)</text:p>
            </text:list-item>
          </text:list>
        </text:list-item>
      </text:list>
      <text:list xml:id="list112852605166679" text:continue-list="list112853564061040" text:style-name="L3">
        <text:list-item>
          <text:p text:style-name="P41">“Sacrifice [x] cards on the top of your deck.” <text:span text:style-name="T23">(2x)</text:span></text:p>
        </text:list-item>
        <text:list-item>
          <text:p text:style-name="P41">“Sacrifice [x] random cards in your hand.” <text:span text:style-name="T23">(3x)</text:span></text:p>
        </text:list-item>
        <text:list-item>
          <text:p text:style-name="P38">“Sacrifice [x] cards in play.” <text:span text:style-name="T23">(4x)</text:span></text:p>
        </text:list-item>
        <text:list-item>
          <text:p text:style-name="P38">“<text:bookmark-start text:name="__DdeLink__390_973168994"/><text:span text:style-name="T33">Sacrifice [x] cards in play chosen by an opponent of your choice.</text:span><text:bookmark-end text:name="__DdeLink__390_973168994"/><text:span text:style-name="T33">” (6x)</text:span></text:p>
        </text:list-item>
      </text:list>
      <text:p text:style-name="P27">Target Selections</text:p>
      <text:p text:style-name="P5">Target selections are necessary for some effects to work. They serve to designate what cards an effect is used on. <text:span text:style-name="T35">Only one target selection can be used per ability.</text:span></text:p>
      <text:list xml:id="list7525623216665242955" text:style-name="L7">
        <text:list-item>
          <text:p text:style-name="P64">“Target this card.” <text:span text:style-name="T23">(1/2)</text:span></text:p>
        </text:list-item>
        <text:list-item>
          <text:p text:style-name="P46">“<text:span text:style-name="T21">Target up to [x] cards in play.” (x)</text:span></text:p>
        </text:list-item>
        <text:list-item>
          <text:p text:style-name="P46">“<text:span text:style-name="T44">Target up to [x] cards in play with at least [y] counters.” (x/(y+1))</text:span></text:p>
        </text:list-item>
        <text:list-item>
          <text:p text:style-name="P62">“<text:bookmark-start text:name="__DdeLink__490_1944016114"/><text:span text:style-name="T21">Target up to [x] resources.</text:span><text:bookmark-end text:name="__DdeLink__490_1944016114"/><text:span text:style-name="T21">” (x)</text:span></text:p>
        </text:list-item>
        <text:list-item>
          <text:p text:style-name="P42">“<text:span text:style-name="T31">Target up to [x] exhausted cards in play.” (x/2)</text:span></text:p>
        </text:list-item>
        <text:list-item>
          <text:p text:style-name="P63">“<text:span text:style-name="T21">Target up to [x] cards in play selected by an opponent of your choice.” (x/2)</text:span></text:p>
        </text:list-item>
        <text:list-item>
          <text:p text:style-name="P43">“<text:span text:style-name="T26">Target up to [x] cards in the current chain.” (x/2)</text:span></text:p>
        </text:list-item>
        <text:list-item>
          <text:p text:style-name="P43">“<text:span text:style-name="T29">Target up to [x] cards in your hand.” (x)</text:span></text:p>
        </text:list-item>
        <text:list-item>
          <text:p text:style-name="P44">“Target up to [x] cards in one player's hand randomly.” <text:span text:style-name="T24">(x)</text:span></text:p>
        </text:list-item>
        <text:list-item>
          <text:p text:style-name="P44">“Target up to [x] cards on the top of one player's deck.” <text:span text:style-name="T24">(x)</text:span></text:p>
        </text:list-item>
        <text:list-item>
          <text:p text:style-name="P44">“Target up to [x] cards in <text:span text:style-name="T29">your graveyard</text:span>.” <text:span text:style-name="T24">(x)</text:span></text:p>
        </text:list-item>
        <text:list-item>
          <text:p text:style-name="P44">“<text:span text:style-name="T28">Target up to [x] cards in one player's graveyard randomly.” (x)</text:span></text:p>
        </text:list-item>
      </text:list>
      <text:p text:style-name="P28">Effects</text:p>
      <text:p text:style-name="P6">Effects are the main component of abilities, and at least one is required for any given ability.</text:p>
      <text:list xml:id="list1243361086967194614" text:style-name="L8">
        <text:list-item>
          <text:p text:style-name="P65">“Place <text:span text:style-name="T44">[x]</text:span> counter<text:span text:style-name="T44">s</text:span> <text:span text:style-name="T41">on</text:span> <text:span text:style-name="T33">each</text:span> <text:span text:style-name="T41">target</text:span>.” <text:span text:style-name="T23">(2xt)</text:span></text:p>
        </text:list-item>
        <text:list-item>
          <text:p text:style-name="P50">“<text:span text:style-name="T44">Remove up to [x] counters from each target.” (xt)</text:span></text:p>
        </text:list-item>
        <text:list-item>
          <text:p text:style-name="P50">“<text:span text:style-name="T45">Place [x] offense counters on each target. You can remove an offense counter from a card at any time to increase its offense by 1.” (4xt)</text:span></text:p>
        </text:list-item>
        <text:list-item>
          <text:p text:style-name="P50">“<text:span text:style-name="T45">Place [x] defense counters on each target. You can remove a defense counter from a card at any time to increase its defense by 5.” (4xt)</text:span></text:p>
        </text:list-item>
        <text:list-item>
          <text:p text:style-name="P50">“<text:span text:style-name="T46">Place [x] weakness counters on each target. You can remove a weakness counter from a card at any time to decrease its offense by 1.” (4xt)</text:span></text:p>
        </text:list-item>
        <text:list-item>
          <text:p text:style-name="P50">“<text:span text:style-name="T46">Place [x] damage counters on each target. You can remove a damage counter from a card at any time to roll a six-sided die and inflict damage to it equal to the result.” (4xt)</text:span></text:p>
        </text:list-item>
        <text:list-item>
          <text:p text:style-name="P50">“See <text:span text:style-name="T41">all</text:span> targets.” <text:span text:style-name="T23">(2t)</text:span></text:p>
        </text:list-item>
        <text:list-item>
          <text:p text:style-name="P51">“<text:span text:style-name="T27">Exhaust</text:span> <text:span text:style-name="T41">all</text:span> targets.” (<text:span text:style-name="T39">2t</text:span>)</text:p>
        </text:list-item>
        <text:list-item>
          <text:p text:style-name="P51">“<text:span text:style-name="T30">Send all targets to the resource zone of their owners (exhausted).” (3t)</text:span></text:p>
        </text:list-item>
        <text:list-item>
          <text:p text:style-name="P47">“<text:span text:style-name="T22">Destroy all targets.” (8t)</text:span></text:p>
        </text:list-item>
        <text:list-item>
          <text:p text:style-name="P52">“Increase targets<text:span text:style-name="T33">'</text:span> offense by <text:span text:style-name="T33">a total of</text:span> [x].” <text:span text:style-name="T23">(x+t)</text:span></text:p>
        </text:list-item>
        <text:list-item>
          <text:p text:style-name="P52">“Increase targets<text:span text:style-name="T33">'</text:span> defense by <text:span text:style-name="T33">a total of</text:span> [x].” <text:span text:style-name="T23">(x/5+t)</text:span></text:p>
        </text:list-item>
        <text:list-item>
          <text:p text:style-name="P52">“<text:bookmark-start text:name="__DdeLink__482_1944016114"/><text:bookmark-start text:name="__DdeLink__697_897024548"/>Decrease targets<text:span text:style-name="T33">'</text:span> offense by <text:span text:style-name="T33">a total of</text:span> [x].<text:bookmark-end text:name="__DdeLink__482_1944016114"/><text:bookmark-end text:name="__DdeLink__697_897024548"/>” <text:span text:style-name="T23">(x+t)</text:span></text:p>
        </text:list-item>
        <text:list-item>
          <text:p text:style-name="P52">“<text:bookmark-start text:name="__DdeLink__373_1387822758"/>Inflict <text:span text:style-name="T33">a total of</text:span> [x] damage to targets.<text:bookmark-end text:name="__DdeLink__373_1387822758"/>” <text:span text:style-name="T23">(x/4+t)</text:span></text:p>
        </text:list-item>
        <text:list-item>
          <text:p text:style-name="P52">“<text:span text:style-name="T40">Reveal</text:span> <text:span text:style-name="T42">all</text:span> targets<text:span text:style-name="T30">, then summon or cast any number of targets that are not in play</text:span> (paying the usual costs).” <text:span text:style-name="T23">(3t)</text:span></text:p>
        </text:list-item>
        <text:list-item>
          <text:p text:style-name="P52">“<text:span text:style-name="T41">Switch control of each target in-play creature to a different player of your choice until the end of this turn.” (4t)</text:span></text:p>
        </text:list-item>
        <text:list-item>
          <text:p text:style-name="P52">“<text:bookmark-start text:name="__DdeLink__486_1944016114"/>Place <text:span text:style-name="T42">all</text:span> targets on top of owner's deck in any order.<text:bookmark-end text:name="__DdeLink__486_1944016114"/>” <text:span text:style-name="T23">(3t)</text:span></text:p>
        </text:list-item>
        <text:list-item>
          <text:p text:style-name="P53">“Draw [x] cards.” <text:span text:style-name="T23">(4x)</text:span></text:p>
        </text:list-item>
        <text:list-item>
          <text:p text:style-name="P53">“Increase your hitpoints by [x].” <text:span text:style-name="T23">(2x)</text:span></text:p>
        </text:list-item>
        <text:list-item>
          <text:p text:style-name="P57">“<text:bookmark-start text:name="__DdeLink__395_722314610"/>Inflict [x] damage to any one player.<text:bookmark-end text:name="__DdeLink__395_722314610"/>” <text:span text:style-name="T23">(x/2)</text:span><text:span text:style-name="T51"> </text:span><text:span text:style-name="T53">Redacted (2</text:span><text:span text:style-name="T52">nd</text:span><text:span text:style-name="T53"> Edition)</text:span></text:p>
        </text:list-item>
        <text:list-item>
          <text:p text:style-name="P54">“Negate<text:span text:style-name="T33"> attack of all</text:span> targets.” <text:span text:style-name="T23">(5t)</text:span></text:p>
        </text:list-item>
        <text:list-item>
          <text:p text:style-name="P54">“Negate<text:span text:style-name="T33"> </text:span>activated effect <text:span text:style-name="T33">of all targets</text:span>.” <text:span text:style-name="T23">(5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18T11:28:51.606179586</dc:date>
    <dc:creator>Julie </dc:creator>
    <meta:editing-duration>P1DT6H13M36S</meta:editing-duration>
    <meta:editing-cycles>78</meta:editing-cycles>
    <meta:generator>LibreOffice/4.2.8.2$Linux_X86_64 LibreOffice_project/420m0$Build-2</meta:generator>
    <meta:document-statistic meta:table-count="0" meta:image-count="0" meta:object-count="0" meta:page-count="8" meta:paragraph-count="121" meta:word-count="2062" meta:character-count="11606" meta:non-whitespace-character-count="9745"/>
  </office:meta>
</office:document-meta>
</file>